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9.966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8">
      <style:table-cell-properties fo:border="0.74pt solid #000000" style:vertical-align="middle"/>
      <style:text-properties fo:font-size="12pt" style:font-size-asian="12pt" style:font-size-complex="12pt"/>
    </style:style>
    <style:style style:name="ce3" style:family="table-cell" style:parent-style-name="Default" style:data-style-name="N38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 style:data-style-name="N38"/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12" table:number-columns-repeated="1021"/>
        </table:table-row>
        <table:table-row table:style-name="ro2">
          <table:table-cell table:style-name="ce2" office:value-type="date" office:date-value="2023-05-16" calcext:value-type="date">
            <text:p>mardi 16 mai 2023</text:p>
          </table:table-cell>
          <table:table-cell table:style-name="ce6" office:value-type="string" calcext:value-type="string">
            <text:p>17h07 La Baule Escoublac</text:p>
            <text:p>20h29 Paris Montparnasse</text:p>
            <text:p>Métro L13 → place de Clichy – L2 (Père Lachaise) → Anvers et prendre le funiculaire</text:p>
          </table:table-cell>
          <table:table-cell table:style-name="ce9" office:value-type="string" calcext:value-type="string">
            <text:p>Odalys 7-9 rue St Vincent 75018 Paris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3" table:formula="of:=[.A2]+1" office:value-type="date" office:date-value="2023-05-17" calcext:value-type="date">
            <text:p>mercredi 17 mai 2023</text:p>
          </table:table-cell>
          <table:table-cell table:style-name="ce7" office:value-type="string" calcext:value-type="string">
            <text:p>19h30 Opéra de Paris The Dante project</text:p>
          </table:table-cell>
          <table:table-cell table:style-name="ce9" office:value-type="string" calcext:value-type="string">
            <text:p>Odalys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3]+1" office:value-type="date" office:date-value="2023-05-18" calcext:value-type="date">
            <text:p>jeudi 18 mai 2023</text:p>
          </table:table-cell>
          <table:table-cell table:style-name="ce7" office:value-type="string" calcext:value-type="string">
            <text:p>Michou ?</text:p>
          </table:table-cell>
          <table:table-cell table:style-name="ce10"/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4]+1" office:value-type="date" office:date-value="2023-05-19" calcext:value-type="date">
            <text:p>vendredi 19 mai 2023</text:p>
          </table:table-cell>
          <table:table-cell table:style-name="ce7" office:value-type="string" calcext:value-type="string">
            <text:p>Paris Amsterdam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5]+1" office:value-type="date" office:date-value="2023-05-20" calcext:value-type="date">
            <text:p>samedi 20 mai 2023</text:p>
          </table:table-cell>
          <table:table-cell table:style-name="ce7" office:value-type="string" calcext:value-type="string">
            <text:p>Repos Visite Edam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6]+1" office:value-type="date" office:date-value="2023-05-21" calcext:value-type="date">
            <text:p>dimanche 21 mai 2023</text:p>
          </table:table-cell>
          <table:table-cell table:style-name="ce7" office:value-type="string" calcext:value-type="string">
            <text:p>Vermeer 2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7]+1" office:value-type="date" office:date-value="2023-05-22" calcext:value-type="date">
            <text:p>lundi 22 mai 2023</text:p>
          </table:table-cell>
          <table:table-cell table:style-name="ce8" office:value-type="string" calcext:value-type="string">
            <text:p>Anne Franck ?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8]+1" office:value-type="date" office:date-value="2023-05-23" calcext:value-type="date">
            <text:p>mardi 23 mai 2023</text:p>
          </table:table-cell>
          <table:table-cell table:style-name="ce7" office:value-type="string" calcext:value-type="string">
            <text:p>Van Gogh 2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9]+1" office:value-type="date" office:date-value="2023-05-24" calcext:value-type="date">
            <text:p>mercredi 24 mai 2023</text:p>
          </table:table-cell>
          <table:table-cell table:style-name="ce8" office:value-type="string" calcext:value-type="string">
            <text:p>Vélo ?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10]+1" office:value-type="date" office:date-value="2023-05-25" calcext:value-type="date">
            <text:p>jeudi 25 mai 2023</text:p>
          </table:table-cell>
          <table:table-cell table:style-name="ce7" office:value-type="string" calcext:value-type="string">
            <text:p>Vermeer 1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11]+1" office:value-type="date" office:date-value="2023-05-26" calcext:value-type="date">
            <text:p>vendredi 26 mai 2023</text:p>
          </table:table-cell>
          <table:table-cell table:style-name="ce7" office:value-type="string" calcext:value-type="string">
            <text:p>Van Gogh 1</text:p>
          </table:table-cell>
          <table:table-cell table:style-name="ce10" office:value-type="string" calcext:value-type="string">
            <text:p>Carla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3" table:formula="of:=[.A12]+1" office:value-type="date" office:date-value="2023-05-27" calcext:value-type="date">
            <text:p>samedi 27 mai 2023</text:p>
          </table:table-cell>
          <table:table-cell table:style-name="ce7"/>
          <table:table-cell table:style-name="ce10" office:value-type="string" calcext:value-type="string">
            <text:p>St Molf</text:p>
          </table:table-cell>
          <table:table-cell table:style-name="ce8" table:number-columns-repeated="5"/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ris et Amsterda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8:04:22.843379092</meta:creation-date>
    <meta:print-date>2023-03-02T18:56:52.692656602</meta:print-date>
    <dc:date>2023-03-02T18:59:22.789915008</dc:date>
    <meta:editing-duration>PT2M39S</meta:editing-duration>
    <meta:editing-cycles>1</meta:editing-cycles>
    <meta:generator>LibreOffice/6.4.7.2$Linux_X86_64 LibreOffice_project/40$Build-2</meta:generator>
    <meta:document-statistic meta:table-count="1" meta:cell-count="37" meta:object-count="0"/>
  </office:meta>
</office:document-meta>
</file>